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1.217cm" fo:min-width="0.718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1.209cm" fo:min-width="0.78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1.209cm" fo:min-width="0.78cm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 fo:min-height="1.225cm" fo:min-width="0.635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81cm" fo:min-width="0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81cm" fo:min-width="1.482cm"/>
      <style:paragraph-properties style:writing-mode="lr-tb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1.534cm"/>
      <style:paragraph-properties style:writing-mode="lr-tb"/>
    </style:style>
    <style:style style:name="gr9" style:family="graphic" style:parent-style-name="standard">
      <style:graphic-properties draw:stroke="none" draw:fill="none" fo:min-height="2.008cm"/>
      <style:paragraph-properties style:writing-mode="lr-tb"/>
    </style:style>
    <style:style style:name="gr10" style:family="graphic" style:parent-style-name="standard">
      <style:graphic-properties draw:fill="solid" draw:fill-color="#0000ff" draw:textarea-horizontal-align="justify" draw:textarea-vertical-align="middle" draw:auto-grow-height="false" fo:min-height="1.636cm" fo:min-width="0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1.636cm" fo:min-width="0cm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fo:min-height="1.636cm" fo:min-width="0cm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1.636cm" fo:min-width="0cm"/>
    </style:style>
    <style:style style:name="gr14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319cm" fo:min-width="0.697cm"/>
    </style:style>
    <style:style style:name="gr15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319cm" fo:min-width="0.697cm"/>
    </style:style>
    <style:style style:name="gr1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319cm" fo:min-width="0.697cm"/>
      <style:paragraph-properties style:writing-mode="lr-tb"/>
    </style:style>
    <style:style style:name="gr17" style:family="graphic" style:parent-style-name="objectwithoutfill">
      <style:graphic-properties svg:stroke-width="0.102cm" svg:stroke-color="#3333ff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ff3333" draw:marker-start-width="0.352cm" draw:marker-end-width="0.352cm" draw:fill="solid" draw:fill-color="#0066cc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42cm" fo:min-width="1.95cm"/>
      <style:paragraph-properties style:writing-mode="lr-tb"/>
    </style:style>
    <style:style style:name="gr21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939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42cm" fo:min-width="2.21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52cm"/>
      <style:paragraph-properties style:writing-mode="lr-tb"/>
    </style:style>
    <style:style style:name="gr25" style:family="graphic" style:parent-style-name="standard">
      <style:graphic-properties draw:fill-color="#ccffcc" draw:opacity="40%" draw:textarea-horizontal-align="justify" draw:textarea-vertical-align="middle" draw:auto-grow-height="false" fo:min-height="1.889cm" fo:min-width="1.279cm" draw:shadow-offset-x="0.203cm" draw:shadow-offset-y="0.203cm" draw:shadow-opacity="40%"/>
      <style:paragraph-properties style:writing-mode="lr-tb"/>
    </style:style>
    <style:style style:name="gr26" style:family="graphic" style:parent-style-name="standard">
      <style:graphic-properties draw:opacity="40%" draw:textarea-horizontal-align="justify" draw:textarea-vertical-align="middle" draw:auto-grow-height="false" fo:min-height="1.889cm" fo:min-width="1.279cm" draw:shadow-offset-x="0.203cm" draw:shadow-offset-y="0.203cm" draw:shadow-opacity="40%"/>
      <style:paragraph-properties style:writing-mode="lr-tb"/>
    </style:style>
    <style:style style:name="gr27" style:family="graphic" style:parent-style-name="standard">
      <style:graphic-properties draw:fill-color="#aea79f" draw:opacity="40%" draw:textarea-horizontal-align="justify" draw:textarea-vertical-align="middle" draw:auto-grow-height="false" fo:min-height="1.889cm" fo:min-width="1.279cm" draw:shadow-offset-x="0.203cm" draw:shadow-offset-y="0.203cm" draw:shadow-opacity="40%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03cm"/>
      <style:paragraph-properties style:writing-mode="lr-tb"/>
    </style:style>
    <style:style style:name="gr29" style:family="graphic" style:parent-style-name="standard">
      <style:graphic-properties draw:fill="solid" draw:fill-color="#ffff00" draw:textarea-horizontal-align="justify" draw:textarea-vertical-align="middle" draw:auto-grow-height="false" fo:min-height="1.636cm" fo:min-width="0cm"/>
      <style:paragraph-properties style:writing-mode="lr-tb"/>
    </style:style>
    <style:style style:name="gr30" style:family="graphic" style:parent-style-name="standard">
      <style:graphic-properties draw:fill="solid" draw:fill-color="#0000ff" draw:textarea-horizontal-align="justify" draw:textarea-vertical-align="middle" draw:auto-grow-height="false" fo:min-height="1.636cm" fo:min-width="0cm"/>
      <style:paragraph-properties style:writing-mode="lr-tb"/>
    </style:style>
    <style:style style:name="gr31" style:family="graphic" style:parent-style-name="standard">
      <style:graphic-properties draw:textarea-vertical-align="middle" draw:auto-grow-height="false" fo:min-height="4.56cm" fo:min-width="1.532cm"/>
    </style:style>
    <style:style style:name="gr32" style:family="graphic">
      <style:graphic-properties style:protect="size"/>
    </style:style>
    <style:style style:name="gr33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34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5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36" style:family="graphic" style:parent-style-name="standard">
      <style:graphic-properties draw:fill="solid" draw:fill-color="#0000ff" draw:textarea-horizontal-align="justify" draw:textarea-vertical-align="middle" draw:auto-grow-height="false" fo:min-height="0.435cm" fo:min-width="0.683cm"/>
    </style:style>
    <style:style style:name="gr37" style:family="graphic" style:parent-style-name="standard">
      <style:graphic-properties draw:stroke="solid" svg:stroke-color="#000000" draw:fill="hatch" draw:fill-color="#ffffff" draw:fill-hatch-name="Red_20_90_20_Degrees_20_Crossed_20_1" draw:fill-hatch-solid="false" draw:textarea-horizontal-align="left" draw:auto-grow-height="true" draw:auto-grow-width="false" fo:min-height="0.62cm" fo:min-width="0cm"/>
      <style:paragraph-properties style:writing-mode="lr-tb"/>
    </style:style>
    <style:style style:name="gr38" style:family="graphic" style:parent-style-name="standard">
      <style:graphic-properties draw:stroke="solid" svg:stroke-color="#000000" draw:fill="hatch" draw:fill-color="#ffffff" draw:fill-hatch-name="Red_20_90_20_Degrees_20_Crossed_20_2" draw:fill-hatch-solid="false" draw:textarea-horizontal-align="left" draw:auto-grow-height="true" draw:auto-grow-width="true" fo:min-height="0.62cm" fo:min-width="1.482cm"/>
      <style:paragraph-properties style:writing-mode="lr-tb"/>
    </style:style>
    <style:style style:name="gr39" style:family="graphic" style:parent-style-name="standard">
      <style:graphic-properties draw:stroke="none" draw:fill="none" fo:min-height="0.598cm"/>
      <style:paragraph-properties style:writing-mode="lr-tb"/>
    </style:style>
    <style:style style:name="gr40" style:family="graphic" style:parent-style-name="standard">
      <style:graphic-properties draw:stroke="none" draw:fill="none" fo:min-height="0.823cm"/>
      <style:paragraph-properties style:writing-mode="lr-tb"/>
    </style:style>
    <style:style style:name="gr41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42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43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44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45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/>
    </style:style>
    <style:style style:name="gr4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47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  <style:paragraph-properties style:writing-mode="lr-tb"/>
    </style:style>
    <style:style style:name="gr4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1.95cm"/>
      <style:paragraph-properties style:writing-mode="lr-tb"/>
    </style:style>
    <style:style style:name="gr4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2.21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017cm"/>
      <style:paragraph-properties style:writing-mode="lr-tb"/>
    </style:style>
    <style:style style:name="gr51" style:family="graphic" style:parent-style-name="standard">
      <style:graphic-properties draw:fill-color="#ccffcc" draw:opacity="40%" draw:textarea-horizontal-align="justify" draw:textarea-vertical-align="middle" draw:auto-grow-height="false" fo:min-height="0.767cm" fo:min-width="5.013cm" draw:shadow-offset-x="0.203cm" draw:shadow-offset-y="0.203cm" draw:shadow-opacity="40%"/>
      <style:paragraph-properties style:writing-mode="lr-tb"/>
    </style:style>
    <style:style style:name="gr52" style:family="graphic" style:parent-style-name="standard" style:list-style-name="L1">
      <style:graphic-properties draw:opacity="40%" draw:textarea-horizontal-align="justify" draw:textarea-vertical-align="middle" draw:auto-grow-height="false" fo:min-height="0.767cm" fo:min-width="5.013cm" draw:shadow-offset-x="0.203cm" draw:shadow-offset-y="0.203cm" draw:shadow-opacity="40%"/>
      <style:paragraph-properties style:writing-mode="lr-tb"/>
    </style:style>
    <style:style style:name="gr53" style:family="graphic" style:parent-style-name="standard" style:list-style-name="L1">
      <style:graphic-properties draw:fill-color="#aea79f" draw:opacity="40%" draw:textarea-horizontal-align="justify" draw:textarea-vertical-align="middle" draw:auto-grow-height="false" fo:min-height="0.767cm" fo:min-width="4.803cm" draw:shadow-offset-x="0.203cm" draw:shadow-offset-y="0.203cm" draw:shadow-opacity="40%"/>
      <style:paragraph-properties style:writing-mode="lr-tb"/>
    </style:style>
    <style:style style:name="gr54" style:family="graphic" style:parent-style-name="standard" style:list-style-name="L1">
      <style:graphic-properties draw:opacity="40%" draw:textarea-horizontal-align="justify" draw:textarea-vertical-align="middle" draw:auto-grow-height="false" fo:min-height="0.767cm" fo:min-width="4.803cm" draw:shadow-offset-x="0.203cm" draw:shadow-offset-y="0.203cm" draw:shadow-opacity="40%"/>
      <style:paragraph-properties style:writing-mode="lr-tb"/>
    </style:style>
    <style:style style:name="gr55" style:family="graphic" style:parent-style-name="standard">
      <style:graphic-properties draw:fill-color="#ccffcc" draw:opacity="40%" draw:textarea-horizontal-align="justify" draw:textarea-vertical-align="middle" draw:auto-grow-height="false" fo:min-height="0.767cm" fo:min-width="1.279cm" draw:shadow-offset-x="0.203cm" draw:shadow-offset-y="0.203cm" draw:shadow-opacity="40%"/>
      <style:paragraph-properties style:writing-mode="lr-tb"/>
    </style:style>
    <style:style style:name="gr56" style:family="graphic" style:parent-style-name="standard" style:list-style-name="L1">
      <style:graphic-properties draw:stroke="solid" svg:stroke-color="#000000" draw:fill="hatch" draw:fill-color="#ffffff" draw:fill-hatch-name="Red_20_90_20_Degrees_20_Crossed_20_1" draw:textarea-horizontal-align="left" draw:auto-grow-height="true" draw:auto-grow-width="false" fo:min-height="0.899cm" fo:min-width="0cm"/>
      <style:paragraph-properties style:writing-mode="lr-tb"/>
    </style:style>
    <style:style style:name="gr57" style:family="graphic" style:parent-style-name="standard">
      <style:graphic-properties draw:opacity="40%" draw:textarea-horizontal-align="justify" draw:textarea-vertical-align="middle" draw:auto-grow-height="false" fo:min-height="0.767cm" fo:min-width="1.279cm" draw:shadow-offset-x="0.203cm" draw:shadow-offset-y="0.203cm" draw:shadow-opacity="40%"/>
      <style:paragraph-properties style:writing-mode="lr-tb"/>
    </style:style>
    <style:style style:name="gr5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0.649cm" fo:min-width="1.95cm"/>
      <style:paragraph-properties style:writing-mode="lr-tb"/>
    </style:style>
    <style:style style:name="gr59" style:family="graphic" style:parent-style-name="standard" style:list-style-name="L1">
      <style:graphic-properties draw:stroke="solid" svg:stroke-color="#000000" draw:fill="hatch" draw:fill-color="#ffffff" draw:fill-hatch-name="Red_20_90_20_Degrees_20_Crossed_20_2" draw:textarea-horizontal-align="left" draw:auto-grow-height="true" draw:auto-grow-width="true" fo:min-height="0.62cm" fo:min-width="2.161cm"/>
      <style:paragraph-properties style:writing-mode="lr-tb"/>
    </style:style>
    <style:style style:name="gr60" style:family="graphic" style:parent-style-name="standard">
      <style:graphic-properties draw:fill-color="#aea79f" draw:opacity="40%" draw:textarea-horizontal-align="justify" draw:textarea-vertical-align="middle" draw:auto-grow-height="false" fo:min-height="0.767cm" fo:min-width="1.279cm" draw:shadow-offset-x="0.203cm" draw:shadow-offset-y="0.203cm" draw:shadow-opacity="40%"/>
      <style:paragraph-properties style:writing-mode="lr-tb"/>
    </style:style>
    <style:style style:name="gr61" style:family="graphic" style:parent-style-name="standard" style:list-style-name="L1">
      <style:graphic-properties draw:stroke="solid" svg:stroke-color="#000000" draw:fill="hatch" draw:fill-color="#ffffff" draw:fill-hatch-name="Red_20_90_20_Degrees_20_Crossed_20_2" draw:textarea-horizontal-align="left" draw:auto-grow-height="true" draw:auto-grow-width="true" fo:min-height="0.62cm" fo:min-width="2.16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  <style:paragraph-properties style:writing-mode="lr-tb"/>
    </style:style>
    <style:style style:name="gr63" style:family="graphic" style:parent-style-name="standard" style:list-style-name="L1">
      <style:graphic-properties draw:stroke="solid" svg:stroke-color="#000000" draw:fill="hatch" draw:fill-color="#ffffff" draw:fill-hatch-name="Red_20_90_20_Degrees_20_Crossed_20_1" draw:textarea-horizontal-align="left" draw:auto-grow-height="true" draw:auto-grow-width="false" fo:min-height="0.899cm" fo:min-width="0cm"/>
      <style:paragraph-properties style:writing-mode="lr-tb"/>
    </style:style>
    <style:style style:name="gr64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  <style:paragraph-properties style:writing-mode="lr-tb"/>
    </style:style>
    <style:style style:name="gr65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  <style:paragraph-properties style:writing-mode="lr-tb"/>
    </style:style>
    <style:style style:name="gr66" style:family="graphic" style:parent-style-name="standard">
      <style:graphic-properties draw:textarea-vertical-align="middle" draw:auto-grow-height="false" fo:min-height="2.036cm" fo:min-width="1.532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style:text-properties fo:font-size="26.6000003814697pt"/>
    </style:style>
    <style:style style:name="P6" style:family="paragraph">
      <loext:graphic-properties draw:fill="none" draw:fill-color="#ffffff"/>
      <style:text-properties fo:font-size="26.6000003814697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31.5pt"/>
    </style:style>
    <style:style style:name="P9" style:family="paragraph">
      <loext:graphic-properties draw:fill="none"/>
      <style:text-properties fo:font-size="31.5pt" style:font-size-asian="15pt" style:font-size-complex="15pt"/>
    </style:style>
    <style:style style:name="P10" style:family="paragraph">
      <style:text-properties fo:font-size="34.2000007629395pt"/>
    </style:style>
    <style:style style:name="P11" style:family="paragraph">
      <loext:graphic-properties draw:fill="none"/>
      <style:text-properties fo:font-size="34.2000007629395pt"/>
    </style:style>
    <style:style style:name="P12" style:family="paragraph">
      <loext:graphic-properties draw:fill="solid" draw:fill-color="#ff0000"/>
      <style:paragraph-properties fo:text-align="center"/>
    </style:style>
    <style:style style:name="P13" style:family="paragraph">
      <loext:graphic-properties draw:fill="hatch" draw:fill-color="#0000ff" draw:fill-hatch-name="Black_20_45_20_Degrees"/>
      <style:paragraph-properties fo:text-align="center"/>
    </style:style>
    <style:style style:name="P14" style:family="paragraph">
      <loext:graphic-properties draw:fill="hatch" draw:fill-color="#0000ff" draw:fill-hatch-name="Black_20_90_20_Degrees"/>
      <style:paragraph-properties fo:text-align="center"/>
    </style:style>
    <style:style style:name="P15" style:family="paragraph">
      <style:paragraph-properties fo:text-align="center"/>
      <style:text-properties fo:font-size="34.2000007629395pt"/>
    </style:style>
    <style:style style:name="P16" style:family="paragraph">
      <loext:graphic-properties draw:fill="hatch" draw:fill-color="#0000ff" draw:fill-hatch-name="Black_20_90_20_Degrees"/>
      <style:paragraph-properties fo:text-align="center"/>
      <style:text-properties fo:font-size="34.2000007629395pt"/>
    </style:style>
    <style:style style:name="P17" style:family="paragraph">
      <loext:graphic-properties draw:fill="solid" draw:fill-color="#0066cc"/>
      <style:paragraph-properties fo:text-align="center"/>
    </style:style>
    <style:style style:name="P18" style:family="paragraph">
      <loext:graphic-properties draw:fill="none" draw:fill-color="#ffffff"/>
      <style:text-properties fo:font-size="34.2000007629395pt"/>
    </style:style>
    <style:style style:name="P19" style:family="paragraph">
      <style:text-properties fo:font-size="83.9000015258789pt"/>
    </style:style>
    <style:style style:name="P20" style:family="paragraph">
      <loext:graphic-properties draw:fill="none" draw:fill-color="#ffffff"/>
      <style:text-properties fo:font-size="83.9000015258789pt" fo:font-weight="bold" style:font-size-asian="18pt" style:font-weight-asian="bold" style:font-size-complex="18pt" style:font-weight-complex="bold"/>
    </style:style>
    <style:style style:name="P21" style:family="paragraph">
      <style:text-properties fo:font-size="37.7999992370605pt"/>
    </style:style>
    <style:style style:name="P22" style:family="paragraph">
      <loext:graphic-properties draw:fill="none" draw:fill-color="#ffffff"/>
      <style:text-properties fo:font-size="37.7999992370605pt"/>
    </style:style>
    <style:style style:name="P23" style:family="paragraph">
      <style:paragraph-properties fo:text-align="center"/>
      <style:text-properties fo:font-size="29.3999996185303pt"/>
    </style:style>
    <style:style style:name="P24" style:family="paragraph">
      <loext:graphic-properties draw:fill-color="#ccffcc" draw:opacity="40%"/>
      <style:paragraph-properties fo:text-align="center"/>
      <style:text-properties fo:font-size="29.3999996185303pt" style:font-size-asian="18pt" style:font-size-complex="18pt"/>
    </style:style>
    <style:style style:name="P25" style:family="paragraph">
      <loext:graphic-properties draw:opacity="40%"/>
      <style:paragraph-properties fo:text-align="center"/>
      <style:text-properties fo:font-size="29.3999996185303pt" style:font-size-asian="18pt" style:font-size-complex="18pt"/>
    </style:style>
    <style:style style:name="P26" style:family="paragraph">
      <loext:graphic-properties draw:fill-color="#aea79f" draw:opacity="40%"/>
      <style:paragraph-properties fo:text-align="center"/>
      <style:text-properties fo:font-size="29.3999996185303pt" style:font-size-asian="18pt" style:font-size-complex="18pt"/>
    </style:style>
    <style:style style:name="P27" style:family="paragraph">
      <style:paragraph-properties fo:text-align="center"/>
      <style:text-properties fo:font-size="37.7999992370605pt"/>
    </style:style>
    <style:style style:name="P28" style:family="paragraph">
      <loext:graphic-properties draw:fill="solid" draw:fill-color="#ffff00"/>
      <style:paragraph-properties fo:text-align="center"/>
      <style:text-properties fo:font-size="37.7999992370605pt"/>
    </style:style>
    <style:style style:name="P29" style:family="paragraph">
      <loext:graphic-properties draw:fill="solid" draw:fill-color="#0000ff"/>
      <style:paragraph-properties fo:text-align="center"/>
      <style:text-properties fo:font-size="37.7999992370605pt"/>
    </style:style>
    <style:style style:name="P30" style:family="paragraph">
      <style:paragraph-properties fo:text-align="center"/>
    </style:style>
    <style:style style:name="P31" style:family="paragraph">
      <loext:graphic-properties draw:fill-color="#ffffff"/>
    </style:style>
    <style:style style:name="P32" style:family="paragraph">
      <style:text-properties fo:font-size="12.6999998092651pt"/>
    </style:style>
    <style:style style:name="P33" style:family="paragraph">
      <loext:graphic-properties draw:fill="hatch" draw:fill-color="#ffffff" draw:fill-hatch-name="Red_20_90_20_Degrees_20_Crossed_20_1" draw:fill-hatch-solid="false"/>
      <style:text-properties fo:font-size="12.6999998092651pt" style:font-size-asian="18pt" style:font-size-complex="18pt"/>
    </style:style>
    <style:style style:name="P34" style:family="paragraph">
      <loext:graphic-properties draw:fill="hatch" draw:fill-color="#ffffff" draw:fill-hatch-name="Red_20_90_20_Degrees_20_Crossed_20_2" draw:fill-hatch-solid="false"/>
      <style:text-properties fo:font-size="12.6999998092651pt" style:font-size-asian="18pt" style:font-size-complex="18pt"/>
    </style:style>
    <style:style style:name="P35" style:family="paragraph">
      <style:text-properties fo:font-size="15pt"/>
    </style:style>
    <style:style style:name="P36" style:family="paragraph">
      <loext:graphic-properties draw:fill="none"/>
      <style:text-properties fo:font-size="15pt" style:font-size-asian="15pt" style:font-size-complex="15pt"/>
    </style:style>
    <style:style style:name="P37" style:family="paragraph">
      <style:text-properties fo:font-size="16.2999992370605pt"/>
    </style:style>
    <style:style style:name="P38" style:family="paragraph">
      <loext:graphic-properties draw:fill="none"/>
      <style:text-properties fo:font-size="16.2999992370605pt"/>
    </style:style>
    <style:style style:name="P39" style:family="paragraph">
      <style:paragraph-properties fo:text-align="center"/>
      <style:text-properties fo:font-size="16.2999992370605pt"/>
    </style:style>
    <style:style style:name="P40" style:family="paragraph">
      <loext:graphic-properties draw:fill="hatch" draw:fill-color="#0000ff" draw:fill-hatch-name="Black_20_90_20_Degrees"/>
      <style:paragraph-properties fo:text-align="center"/>
      <style:text-properties fo:font-size="16.2999992370605pt"/>
    </style:style>
    <style:style style:name="P41" style:family="paragraph">
      <loext:graphic-properties draw:fill="none" draw:fill-color="#ffffff"/>
      <style:text-properties fo:font-size="16.2999992370605pt"/>
    </style:style>
    <style:style style:name="P42" style:family="paragraph">
      <style:text-properties fo:font-size="18pt"/>
    </style:style>
    <style:style style:name="P43" style:family="paragraph">
      <loext:graphic-properties draw:fill="none" draw:fill-color="#ffffff"/>
      <style:text-properties fo:font-size="18pt"/>
    </style:style>
    <style:style style:name="P44" style:family="paragraph">
      <style:paragraph-properties fo:text-align="center"/>
      <style:text-properties fo:font-size="14pt"/>
    </style:style>
    <style:style style:name="P45" style:family="paragraph">
      <loext:graphic-properties draw:fill-color="#ccffcc" draw:opacity="40%"/>
      <style:paragraph-properties fo:text-align="center"/>
      <style:text-properties fo:font-size="14pt" style:font-size-asian="18pt" style:font-size-complex="18pt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47" style:family="paragraph">
      <loext:graphic-properties draw:opacity="40%"/>
      <style:paragraph-properties fo:margin-left="0cm" fo:margin-right="0cm" fo:margin-top="0cm" fo:margin-bottom="0cm" fo:line-height="100%" fo:text-align="center" fo:text-indent="0cm"/>
      <style:text-properties fo:font-size="14pt" style:font-size-asian="18pt" style:font-size-complex="18pt"/>
    </style:style>
    <style:style style:name="P48" style:family="paragraph">
      <loext:graphic-properties draw:fill-color="#aea79f" draw:opacity="40%"/>
      <style:paragraph-properties fo:margin-left="0cm" fo:margin-right="0cm" fo:margin-top="0cm" fo:margin-bottom="0cm" fo:line-height="100%" fo:text-align="center" fo:text-indent="0cm"/>
      <style:text-properties fo:font-size="14pt" style:font-size-asian="18pt" style:font-size-complex="18pt"/>
    </style:style>
    <style:style style:name="P49" style:family="paragraph">
      <style:paragraph-properties fo:margin-left="0cm" fo:margin-right="0cm" fo:text-indent="0cm"/>
      <style:text-properties style:font-name="Arial" fo:font-size="12.6999998092651pt" style:letter-kerning="true" style:font-size-asian="18pt" style:font-name-complex="Lohit Hindi" style:font-size-complex="18pt"/>
    </style:style>
    <style:style style:name="P50" style:family="paragraph">
      <loext:graphic-properties draw:fill="hatch" draw:fill-color="#ffffff" draw:fill-hatch-name="Red_20_90_20_Degrees_20_Crossed_20_1"/>
      <style:paragraph-properties fo:margin-left="0cm" fo:margin-right="0cm" fo:text-indent="0cm"/>
      <style:text-properties style:font-name="Arial" fo:font-size="12.6999998092651pt" style:letter-kerning="true" style:font-size-asian="18pt" style:font-name-complex="Lohit Hindi" style:font-size-complex="18pt"/>
    </style:style>
    <style:style style:name="P51" style:family="paragraph">
      <loext:graphic-properties draw:opacity="40%"/>
      <style:paragraph-properties fo:text-align="center"/>
      <style:text-properties fo:font-size="14pt" style:font-size-asian="18pt" style:font-size-complex="18pt"/>
    </style:style>
    <style:style style:name="P52" style:family="paragraph">
      <style:paragraph-properties fo:margin-left="0cm" fo:margin-right="0cm" fo:margin-top="0cm" fo:margin-bottom="0cm" fo:line-height="100%" fo:text-indent="0cm"/>
      <style:text-properties fo:font-size="16.2999992370605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.2999992370605pt"/>
    </style:style>
    <style:style style:name="P54" style:family="paragraph">
      <loext:graphic-properties draw:fill="hatch" draw:fill-color="#ffffff" draw:fill-hatch-name="Red_20_90_20_Degrees_20_Crossed_20_2"/>
      <style:paragraph-properties fo:margin-left="0cm" fo:margin-right="0cm" fo:text-indent="0cm"/>
      <style:text-properties style:font-name="Arial" fo:font-size="12.6999998092651pt" style:letter-kerning="true" style:font-size-asian="18pt" style:font-name-complex="Lohit Hindi" style:font-size-complex="18pt"/>
    </style:style>
    <style:style style:name="P55" style:family="paragraph">
      <loext:graphic-properties draw:fill-color="#aea79f" draw:opacity="40%"/>
      <style:paragraph-properties fo:text-align="center"/>
      <style:text-properties fo:font-size="14pt" style:font-size-asian="18pt" style:font-size-complex="18pt"/>
    </style:style>
    <style:style style:name="P56" style:family="paragraph">
      <style:paragraph-properties fo:text-align="center"/>
      <style:text-properties fo:font-size="18pt"/>
    </style:style>
    <style:style style:name="P57" style:family="paragraph">
      <loext:graphic-properties draw:fill="solid" draw:fill-color="#ffff00"/>
      <style:paragraph-properties fo:text-align="center"/>
      <style:text-properties fo:font-size="18pt"/>
    </style:style>
    <style:style style:name="P58" style:family="paragraph">
      <loext:graphic-properties draw:fill="solid" draw:fill-color="#0000ff"/>
      <style:paragraph-properties fo:text-align="center"/>
      <style:text-properties fo:font-size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normal" style:font-size-asian="15pt" style:font-style-asian="normal" style:font-size-complex="15pt" style:font-style-complex="normal"/>
    </style:style>
    <style:style style:name="T5" style:family="text">
      <style:text-properties fo:font-size="16.2999992370605pt"/>
    </style:style>
    <style:style style:name="T6" style:family="text">
      <style:text-properties fo:font-size="44pt" fo:font-weight="bold" style:font-size-asian="18pt" style:font-weight-asian="bold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1.597cm" svg:x="12.089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1.597cm" svg:x="13.438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1.597cm" svg:x="14.855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1.597cm" svg:x="10.832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935cm" svg:height="1.831cm" svg:x="12.542cm" svg:y="1.203cm">
          <draw:text-box>
            <text:p text:style-name="P5"><text:span text:style-name="T1">gene1</text:span></text:p>
          </draw:text-box>
        </draw:frame>
        <draw:frame draw:style-name="gr6" draw:text-style-name="P6" draw:layer="layout" svg:width="1.982cm" svg:height="1.831cm" svg:x="12.495cm" svg:y="3.433cm">
          <draw:text-box>
            <text:p text:style-name="P5"><text:span text:style-name="T1">gene2</text:span></text:p>
          </draw:text-box>
        </draw:frame>
        <draw:g>
          <draw:line draw:style-name="gr7" draw:text-style-name="P7" draw:layer="layout" svg:x1="10.621cm" svg:y1="5.708cm" svg:x2="12.09cm" svg:y2="7.612cm">
            <text:p/>
          </draw:line>
          <draw:line draw:style-name="gr7" draw:text-style-name="P7" draw:layer="layout" svg:x1="10.832cm" svg:y1="2.68cm" svg:x2="12.089cm" svg:y2="7.612cm">
            <text:p/>
          </draw:line>
        </draw:g>
        <draw:g>
          <draw:line draw:style-name="gr7" draw:text-style-name="P7" draw:layer="layout" svg:x1="12.399cm" svg:y1="5.799cm" svg:x2="13.415cm" svg:y2="7.613cm">
            <text:p/>
          </draw:line>
          <draw:line draw:style-name="gr7" draw:text-style-name="P7" draw:layer="layout" svg:x1="13.437cm" svg:y1="7.613cm" svg:x2="14.431cm" svg:y2="5.799cm">
            <text:p/>
          </draw:line>
        </draw:g>
        <draw:g>
          <draw:line draw:style-name="gr7" draw:text-style-name="P7" draw:layer="layout" svg:x1="14.855cm" svg:y1="7.612cm" svg:x2="16.364cm" svg:y2="7.242cm">
            <text:p/>
          </draw:line>
          <draw:line draw:style-name="gr7" draw:text-style-name="P7" draw:layer="layout" svg:x1="14.855cm" svg:y1="7.612cm" svg:x2="15.861cm" svg:y2="3.164cm">
            <text:p/>
          </draw:line>
        </draw:g>
        <draw:frame draw:style-name="gr8" draw:text-style-name="P9" draw:layer="layout" svg:width="1.722cm" svg:height="1.784cm" svg:x="10.531cm" svg:y="11.888cm">
          <draw:text-box>
            <text:p text:style-name="P8"><text:span text:style-name="T2">Zr</text:span><text:span text:style-name="T2">a</text:span><text:span text:style-name="T3">I</text:span></text:p>
          </draw:text-box>
        </draw:frame>
        <draw:frame draw:style-name="gr9" draw:text-style-name="P11" draw:layer="layout" svg:width="2.339cm" svg:height="2.258cm" svg:x="14.539cm" svg:y="11.888cm">
          <draw:text-box>
            <text:p text:style-name="P10"><text:span text:style-name="T2">Eco</text:span><text:span text:style-name="T4">R</text:span><text:span text:style-name="T3">V</text:span></text:p>
          </draw:text-box>
        </draw:frame>
        <draw:frame draw:style-name="gr8" draw:text-style-name="P9" draw:layer="layout" svg:width="1.385cm" svg:height="1.784cm" svg:x="12.761cm" svg:y="11.888cm">
          <draw:text-box>
            <text:p text:style-name="P8"><text:span text:style-name="T2">Aji</text:span><text:span text:style-name="T3">I</text:span></text:p>
          </draw:text-box>
        </draw:frame>
        <draw:custom-shape draw:style-name="gr10" draw:text-style-name="P4" draw:layer="layout" svg:width="0.531cm" svg:height="1.936cm" svg:x="3.069cm" svg:y="15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531cm" svg:height="1.936cm" svg:x="5.46cm" svg:y="15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531cm" svg:height="1.936cm" svg:x="5.489cm" svg:y="18.2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1.936cm" svg:x="8.182cm" svg:y="18.2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1.936cm" svg:x="8.17cm" svg:y="20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1.936cm" svg:x="10.531cm" svg:y="20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1.936cm" svg:x="3.05cm" svg:y="18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1.936cm" svg:x="10.531cm" svg:y="22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xml:id="id7" draw:id="id7" draw:layer="layout" svg:width="1.257cm" svg:height="0.629cm" svg:x="9.575cm" svg:y="10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xml:id="id9" draw:id="id9" draw:layer="layout" svg:width="1.257cm" svg:height="0.629cm" svg:x="16.273cm" svg:y="10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xml:id="id4" draw:id="id4" draw:layer="layout" svg:width="1.257cm" svg:height="0.629cm" svg:x="8.568cm" svg:y="33.3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xml:id="id6" draw:id="id6" draw:layer="layout" svg:width="1.257cm" svg:height="0.629cm" svg:x="23.033cm" svg:y="3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xml:id="id1" draw:id="id1" draw:layer="layout" svg:width="1.257cm" svg:height="0.629cm" svg:x="1.792cm" svg:y="20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xml:id="id3" draw:id="id3" draw:layer="layout" svg:width="1.257cm" svg:height="0.629cm" svg:x="11.042cm" svg:y="24.248cm">
          <text:p text:style-name="P15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7" draw:layer="layout" draw:type="curve" draw:line-skew="0.31cm" svg:x1="1.792cm" svg:y1="20.343cm" svg:x2="3.023cm" svg:y2="26.234cm" draw:start-shape="id1" draw:start-glue-point="3" draw:end-shape="id2" draw:end-glue-point="3" svg:d="M1792 20343c-288 0-903 5891 1231 5891" svg:viewBox="0 0 1540 5892">
          <text:p/>
        </draw:connector>
        <draw:connector draw:style-name="gr17" draw:text-style-name="P7" draw:layer="layout" draw:type="curve" draw:line-skew="-0.627cm" svg:x1="5.473cm" svg:y1="26.234cm" svg:x2="12.299cm" svg:y2="24.562cm" draw:start-shape="id2" draw:start-glue-point="1" draw:end-shape="id3" draw:end-glue-point="1" svg:d="M5473 26234c10050 0 6637-1672 6826-1672" svg:viewBox="0 0 7237 1673">
          <text:p/>
        </draw:connector>
        <draw:connector draw:style-name="gr18" draw:text-style-name="P17" draw:layer="layout" draw:type="curve" svg:x1="8.568cm" svg:y1="33.65cm" svg:x2="15.293cm" svg:y2="37.992cm" draw:start-shape="id4" draw:start-glue-point="3" draw:end-shape="id5" draw:end-glue-point="3" svg:d="M8568 33650c-753 0-4115 4342 6725 4342" svg:viewBox="0 0 7810 4343">
          <text:p/>
        </draw:connector>
        <draw:connector draw:style-name="gr19" draw:text-style-name="P7" draw:layer="layout" draw:type="curve" svg:x1="18.009cm" svg:y1="37.992cm" svg:x2="24.29cm" svg:y2="37.114cm" draw:start-shape="id5" draw:start-glue-point="1" draw:end-shape="id6" draw:end-glue-point="1" svg:d="M18009 37992c10173 0 7032-878 6281-878" svg:viewBox="0 0 7330 879">
          <text:p/>
        </draw:connector>
        <draw:frame draw:style-name="gr20" draw:text-style-name="P18" xml:id="id2" draw:id="id2" draw:layer="layout" svg:width="2.45cm" svg:height="1.892cm" svg:x="3.023cm" svg:y="25.288cm">
          <draw:text-box>
            <text:p text:style-name="P10"><text:span text:style-name="T5">pYPK0</text:span></text:p>
          </draw:text-box>
        </draw:frame>
        <draw:connector draw:style-name="gr21" draw:text-style-name="P7" draw:layer="layout" draw:type="curve" svg:x1="9.575cm" svg:y1="10.426cm" svg:x2="12.089cm" svg:y2="14.764cm" draw:start-shape="id7" draw:start-glue-point="3" draw:end-shape="id8" draw:end-glue-point="3" svg:d="M9575 10426c-753 0-2010 4338 2514 4338" svg:viewBox="0 0 3266 4339">
          <text:p/>
        </draw:connector>
        <draw:connector draw:style-name="gr21" draw:text-style-name="P7" draw:layer="layout" draw:type="curve" svg:x1="17.53cm" svg:y1="10.426cm" svg:x2="14.539cm" svg:y2="14.764cm" draw:start-shape="id9" draw:start-glue-point="1" draw:end-shape="id8" draw:end-glue-point="1" svg:d="M17530 10426c751 0 2247 4338-2991 4338" svg:viewBox="0 0 3779 4339">
          <text:p/>
        </draw:connector>
        <draw:frame draw:style-name="gr20" draw:text-style-name="P18" xml:id="id8" draw:id="id8" draw:layer="layout" svg:width="2.45cm" svg:height="1.892cm" svg:x="12.089cm" svg:y="13.818cm">
          <draw:text-box>
            <text:p text:style-name="P10"><text:span text:style-name="T5">pY</text:span><text:span text:style-name="T5">P</text:span><text:span text:style-name="T5">Ka</text:span></text:p>
          </draw:text-box>
        </draw:frame>
        <draw:custom-shape draw:style-name="gr16" draw:text-style-name="P16" draw:layer="layout" svg:width="1.257cm" svg:height="0.629cm" svg:x="22.9cm" svg:y="35.35cm">
          <text:p text:style-name="P15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0" draw:layer="layout" svg:width="3.52cm" svg:height="4.189cm" svg:x="11.151cm" svg:y="33.799cm">
          <draw:text-box>
            <text:p text:style-name="P19"><text:span text:style-name="T6">D</text:span></text:p>
          </draw:text-box>
        </draw:frame>
        <draw:frame draw:style-name="gr23" draw:text-style-name="P18" xml:id="id5" draw:id="id5" draw:layer="layout" svg:width="2.716cm" svg:height="1.892cm" svg:x="15.293cm" svg:y="37.046cm">
          <draw:text-box>
            <text:p text:style-name="P10"><text:span text:style-name="T5">pY</text:span><text:span text:style-name="T5">P</text:span><text:span text:style-name="T5">Kp</text:span><text:span text:style-name="T5">w</text:span></text:p>
          </draw:text-box>
        </draw:frame>
        <draw:frame draw:style-name="gr24" draw:text-style-name="P22" xml:id="id10" draw:id="id10" draw:layer="layout" svg:width="1.778cm" svg:height="4.77cm" svg:x="21.509cm" svg:y="29.85cm">
          <draw:text-box>
            <text:p text:style-name="P21"><text:span text:style-name="T7">P</text:span><text:span text:style-name="T7">a</text:span><text:span text:style-name="T7">c</text:span>I</text:p>
          </draw:text-box>
        </draw:frame>
        <draw:line draw:style-name="gr7" draw:text-style-name="P7" draw:layer="layout" svg:x1="11.383cm" svg:y1="12.213cm" svg:x2="11.891cm" svg:y2="11.144cm">
          <text:p/>
        </draw:line>
        <draw:line draw:style-name="gr7" draw:text-style-name="P7" draw:layer="layout" svg:x1="13.415cm" svg:y1="11.889cm" svg:x2="13.415cm" svg:y2="11.144cm">
          <text:p/>
        </draw:line>
        <draw:line draw:style-name="gr7" draw:text-style-name="P7" draw:layer="layout" svg:x1="15.447cm" svg:y1="12.213cm" svg:x2="14.939cm" svg:y2="11.144cm">
          <text:p/>
        </draw:line>
        <draw:connector draw:style-name="gr7" draw:text-style-name="P7" draw:layer="layout" draw:type="line" svg:x1="22.398cm" svg:y1="34.62cm" svg:x2="22.33cm" svg:y2="34.91cm" draw:start-shape="id10" draw:end-shape="id11" draw:end-glue-point="1" svg:d="M22398 34620l-68 290" svg:viewBox="0 0 69 291">
          <text:p/>
        </draw:connector>
        <draw:custom-shape draw:style-name="gr25" draw:text-style-name="P24" draw:layer="layout" svg:width="1.778cm" svg:height="2.138cm" svg:x="8.789cm" svg:y="1.234cm">
          <text:p text:style-name="P23"><text:span text:style-name="T1">TP1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25" draw:layer="layout" svg:width="1.778cm" svg:height="2.138cm" svg:x="8.789cm" svg:y="3.907cm">
          <text:p text:style-name="P23"><text:span text:style-name="T1">TP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26" draw:layer="layout" svg:width="1.778cm" svg:height="2.138cm" svg:x="16.263cm" svg:y="4.004cm">
          <text:p text:style-name="P23"><text:span text:style-name="T1">TP3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25" draw:layer="layout" svg:width="1.778cm" svg:height="2.138cm" svg:x="16.263cm" svg:y="1.331cm">
          <text:p text:style-name="P23"><text:span text:style-name="T1">TP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24" draw:layer="layout" svg:width="1.778cm" svg:height="2.138cm" svg:x="3.639cm" svg:y="15.73cm">
          <text:p text:style-name="P23"><text:span text:style-name="T1">TP1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1.935cm" svg:height="1.831cm" svg:x="6.13cm" svg:y="18.35cm">
          <draw:text-box>
            <text:p text:style-name="P5"><text:span text:style-name="T1">g</text:span><text:span text:style-name="T1">e</text:span><text:span text:style-name="T1">n</text:span><text:span text:style-name="T1">e</text:span><text:span text:style-name="T1">1</text:span></text:p>
          </draw:text-box>
        </draw:frame>
        <draw:custom-shape draw:style-name="gr26" draw:text-style-name="P25" draw:layer="layout" svg:width="1.778cm" svg:height="2.138cm" svg:x="8.727cm" svg:y="20.368cm">
          <text:p text:style-name="P23"><text:span text:style-name="T1">TP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1.936cm" svg:x="19.122cm" svg:y="16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531cm" svg:height="1.936cm" svg:x="21.513cm" svg:y="16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531cm" svg:height="1.936cm" svg:x="21.542cm" svg:y="19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1.936cm" svg:x="24.235cm" svg:y="19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1.936cm" svg:x="24.223cm" svg:y="21.3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1.936cm" svg:x="26.584cm" svg:y="21.3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1.936cm" svg:x="19.103cm" svg:y="19.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1.936cm" svg:x="26.584cm" svg:y="23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xml:id="id12" draw:id="id12" draw:layer="layout" svg:width="1.257cm" svg:height="0.629cm" svg:x="17.845cm" svg:y="20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xml:id="id14" draw:id="id14" draw:layer="layout" svg:width="1.257cm" svg:height="0.629cm" svg:x="27.095cm" svg:y="25.006cm">
          <text:p text:style-name="P15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7" draw:layer="layout" draw:type="curve" draw:line-skew="0.31cm" svg:x1="17.845cm" svg:y1="21.103cm" svg:x2="19.787cm" svg:y2="26.768cm" draw:start-shape="id12" draw:start-glue-point="3" draw:end-shape="id13" draw:end-glue-point="3" svg:d="M17845 21103c-288 0-1259 5665 1942 5665" svg:viewBox="0 0 2308 5666">
          <text:p/>
        </draw:connector>
        <draw:connector draw:style-name="gr17" draw:text-style-name="P7" draw:layer="layout" draw:type="curve" draw:line-skew="-0.627cm" svg:x1="22.237cm" svg:y1="26.768cm" svg:x2="28.352cm" svg:y2="25.32cm" draw:start-shape="id13" draw:start-glue-point="1" draw:end-shape="id14" draw:end-glue-point="1" svg:d="M22237 26768c8983 0 5926-1448 6115-1448" svg:viewBox="0 0 6469 1449">
          <text:p/>
        </draw:connector>
        <draw:frame draw:style-name="gr20" draw:text-style-name="P18" xml:id="id13" draw:id="id13" draw:layer="layout" svg:width="2.45cm" svg:height="1.892cm" svg:x="19.787cm" svg:y="25.822cm">
          <draw:text-box>
            <text:p text:style-name="P10"><text:span text:style-name="T5">p</text:span><text:span text:style-name="T5">Y</text:span><text:span text:style-name="T5">P</text:span><text:span text:style-name="T5">K</text:span><text:span text:style-name="T5">0</text:span></text:p>
          </draw:text-box>
        </draw:frame>
        <draw:frame draw:style-name="gr22" draw:text-style-name="P20" draw:layer="layout" svg:width="1.742cm" svg:height="4.189cm" svg:x="3.821cm" svg:y="20.85cm">
          <draw:text-box>
            <text:p text:style-name="P19"><text:span text:style-name="T6">B</text:span></text:p>
          </draw:text-box>
        </draw:frame>
        <draw:frame draw:style-name="gr5" draw:text-style-name="P6" draw:layer="layout" svg:width="1.935cm" svg:height="1.831cm" svg:x="22.183cm" svg:y="19.11cm">
          <draw:text-box>
            <text:p text:style-name="P5"><text:span text:style-name="T1">gen</text:span><text:span text:style-name="T1">e2</text:span></text:p>
          </draw:text-box>
        </draw:frame>
        <draw:custom-shape draw:style-name="gr27" draw:text-style-name="P26" draw:layer="layout" svg:width="1.778cm" svg:height="2.138cm" svg:x="24.78cm" svg:y="21.128cm">
          <text:p text:style-name="P23"><text:span text:style-name="T1">TP3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25" draw:layer="layout" svg:width="1.778cm" svg:height="2.138cm" svg:x="19.653cm" svg:y="16.49cm">
          <text:p text:style-name="P23"><text:span text:style-name="T1">TP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25" draw:layer="layout" svg:width="1.778cm" svg:height="2.138cm" svg:x="15.47cm" svg:y="33.841cm">
          <text:p text:style-name="P23"><text:span text:style-name="T1">TP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0.531cm" svg:height="1.936cm" svg:x="17.314cm" svg:y="34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1.936cm" svg:x="20.007cm" svg:y="34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1.936cm" svg:x="22.356cm" svg:y="34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935cm" svg:height="1.831cm" svg:x="17.955cm" svg:y="34.147cm">
          <draw:text-box>
            <text:p text:style-name="P5"><text:span text:style-name="T1">gene2</text:span></text:p>
          </draw:text-box>
        </draw:frame>
        <draw:custom-shape draw:style-name="gr27" draw:text-style-name="P26" xml:id="id11" draw:id="id11" draw:layer="layout" svg:width="1.778cm" svg:height="2.138cm" svg:x="20.552cm" svg:y="33.841cm">
          <text:p text:style-name="P23"><text:span text:style-name="T1">TP3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1.936cm" svg:x="9.817cm" svg:y="30.7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257cm" svg:height="0.629cm" svg:x="8.56cm" svg:y="32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2" draw:layer="layout" svg:width="1.778cm" svg:height="4.724cm" svg:x="7.849cm" svg:y="28.728cm">
          <draw:text-box>
            <text:p text:style-name="P21"><text:span text:style-name="T7">N</text:span><text:span text:style-name="T7">ot</text:span>I</text:p>
          </draw:text-box>
        </draw:frame>
        <draw:line draw:style-name="gr7" draw:text-style-name="P7" draw:layer="layout" svg:x1="8.809cm" svg:y1="30.385cm" svg:x2="9.825cm" svg:y2="32.639cm">
          <text:p/>
        </draw:line>
        <draw:custom-shape draw:style-name="gr11" draw:text-style-name="P12" draw:layer="layout" svg:width="0.531cm" svg:height="1.936cm" svg:x="12.205cm" svg:y="30.7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1.936cm" svg:x="14.915cm" svg:y="30.7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4" draw:layer="layout" svg:width="1.778cm" svg:height="2.138cm" svg:x="10.384cm" svg:y="30.502cm">
          <text:p text:style-name="P23"><text:span text:style-name="T1">TP1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1.935cm" svg:height="1.831cm" svg:x="12.875cm" svg:y="30.807cm">
          <draw:text-box>
            <text:p text:style-name="P5"><text:span text:style-name="T1">gen</text:span><text:span text:style-name="T1">e1</text:span></text:p>
          </draw:text-box>
        </draw:frame>
        <draw:custom-shape draw:style-name="gr26" draw:text-style-name="P25" draw:layer="layout" svg:width="1.778cm" svg:height="2.138cm" svg:x="15.472cm" svg:y="30.502cm">
          <text:p text:style-name="P23"><text:span text:style-name="T1">TP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28" draw:layer="layout" svg:width="0.531cm" svg:height="1.936cm" svg:x="17.25cm" svg:y="30.702cm">
          <text:p text:style-name="P27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9" draw:layer="layout" svg:width="0.531cm" svg:height="1.936cm" svg:x="14.939cm" svg:y="34.041cm">
          <text:p text:style-name="P27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0" draw:layer="layout" svg:width="1.742cm" svg:height="4.189cm" svg:x="20.041cm" svg:y="21.103cm">
          <draw:text-box>
            <text:p text:style-name="P19"><text:span text:style-name="T6">C</text:span></text:p>
          </draw:text-box>
        </draw:frame>
        <draw:custom-shape draw:style-name="gr31" draw:text-style-name="P30" draw:layer="layout" svg:width="2.032cm" svg:height="4.81cm" svg:x="12.929cm" svg:y="16.488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22" draw:text-style-name="P20" draw:layer="layout" svg:width="1.742cm" svg:height="4.189cm" svg:x="18.517cm" svg:y="1.609cm">
          <draw:text-box>
            <text:p text:style-name="P19"><text:span text:style-name="T6">A</text:span></text:p>
          </draw:text-box>
        </draw:frame>
        <draw:frame draw:style-name="gr20" draw:text-style-name="P18" draw:layer="layout" svg:width="2.45cm" svg:height="1.892cm" svg:x="3.023cm" svg:y="25.29cm">
          <draw:text-box>
            <text:p text:style-name="P10"><text:span text:style-name="T5">pYPK0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3" draw:text-style-name="P1" draw:layer="layout" svg:width="1.348cm" svg:height="0.759cm" svg:x="12.089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draw:layer="layout" svg:width="1.418cm" svg:height="0.759cm" svg:x="13.438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layout" svg:width="1.418cm" svg:height="0.759cm" svg:x="14.855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1.257cm" svg:height="0.759cm" svg:x="10.832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3" draw:layer="layout" svg:width="1.935cm" svg:height="0.87cm" svg:x="12.542cm" svg:y="1.093cm">
          <draw:text-box>
            <text:p text:style-name="P32"><text:span text:style-name="T1">g</text:span><text:span text:style-name="T1">e</text:span><text:span text:style-name="T1">n</text:span><text:span text:style-name="T1">e</text:span><text:span text:style-name="T1">1</text:span></text:p>
          </draw:text-box>
        </draw:frame>
        <draw:frame draw:style-name="gr38" draw:text-style-name="P34" draw:layer="layout" svg:width="1.982cm" svg:height="0.87cm" svg:x="12.495cm" svg:y="2.153cm">
          <draw:text-box>
            <text:p text:style-name="P32"><text:span text:style-name="T1">g</text:span><text:span text:style-name="T1">e</text:span><text:span text:style-name="T1">n</text:span><text:span text:style-name="T1">e</text:span><text:span text:style-name="T1">2</text:span></text:p>
          </draw:text-box>
        </draw:frame>
        <draw:g>
          <draw:line draw:style-name="gr7" draw:text-style-name="P7" draw:layer="layout" svg:x1="10.621cm" svg:y1="3.234cm" svg:x2="12.09cm" svg:y2="4.139cm">
            <text:p/>
          </draw:line>
          <draw:line draw:style-name="gr7" draw:text-style-name="P7" draw:layer="layout" svg:x1="10.832cm" svg:y1="1.795cm" svg:x2="12.089cm" svg:y2="4.139cm">
            <text:p/>
          </draw:line>
        </draw:g>
        <draw:g>
          <draw:line draw:style-name="gr7" draw:text-style-name="P7" draw:layer="layout" svg:x1="12.399cm" svg:y1="3.277cm" svg:x2="13.415cm" svg:y2="4.139cm">
            <text:p/>
          </draw:line>
          <draw:line draw:style-name="gr7" draw:text-style-name="P7" draw:layer="layout" svg:x1="13.437cm" svg:y1="4.139cm" svg:x2="14.431cm" svg:y2="3.277cm">
            <text:p/>
          </draw:line>
        </draw:g>
        <draw:g>
          <draw:line draw:style-name="gr7" draw:text-style-name="P7" draw:layer="layout" svg:x1="14.855cm" svg:y1="4.139cm" svg:x2="16.364cm" svg:y2="3.963cm">
            <text:p/>
          </draw:line>
          <draw:line draw:style-name="gr7" draw:text-style-name="P7" draw:layer="layout" svg:x1="14.855cm" svg:y1="4.139cm" svg:x2="15.861cm" svg:y2="2.025cm">
            <text:p/>
          </draw:line>
        </draw:g>
        <draw:frame draw:style-name="gr39" draw:text-style-name="P36" draw:layer="layout" svg:width="1.722cm" svg:height="0.848cm" svg:x="10.531cm" svg:y="6.171cm">
          <draw:text-box>
            <text:p text:style-name="P35"><text:span text:style-name="T2">Z</text:span><text:span text:style-name="T2">r</text:span><text:span text:style-name="T2">a</text:span><text:span text:style-name="T3">I</text:span></text:p>
          </draw:text-box>
        </draw:frame>
        <draw:frame draw:style-name="gr40" draw:text-style-name="P38" draw:layer="layout" svg:width="2.339cm" svg:height="1.073cm" svg:x="14.539cm" svg:y="6.171cm">
          <draw:text-box>
            <text:p text:style-name="P37"><text:span text:style-name="T2">E</text:span><text:span text:style-name="T2">c</text:span><text:span text:style-name="T2">o</text:span><text:span text:style-name="T4">R</text:span><text:span text:style-name="T3">V</text:span></text:p>
          </draw:text-box>
        </draw:frame>
        <draw:frame draw:style-name="gr39" draw:text-style-name="P36" draw:layer="layout" svg:width="1.385cm" svg:height="0.848cm" svg:x="12.761cm" svg:y="6.171cm">
          <draw:text-box>
            <text:p text:style-name="P35"><text:span text:style-name="T2">A</text:span><text:span text:style-name="T2">j</text:span><text:span text:style-name="T2">i</text:span><text:span text:style-name="T3">I</text:span></text:p>
          </draw:text-box>
        </draw:frame>
        <draw:custom-shape draw:style-name="gr41" draw:text-style-name="P4" draw:layer="layout" svg:width="0.531cm" svg:height="0.92cm" svg:x="3.06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0.531cm" svg:height="0.92cm" svg:x="5.4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0.531cm" svg:height="0.92cm" svg:x="5.489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531cm" svg:height="0.92cm" svg:x="8.182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531cm" svg:height="0.92cm" svg:x="8.17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0.531cm" svg:height="0.92cm" svg:x="10.531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" draw:layer="layout" svg:width="0.531cm" svg:height="0.92cm" svg:x="3.05cm" svg:y="9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0.531cm" svg:height="0.92cm" svg:x="10.531cm" svg:y="11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3" xml:id="id21" draw:id="id21" draw:layer="layout" svg:width="1.257cm" svg:height="0.299cm" svg:x="9.575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xml:id="id23" draw:id="id23" draw:layer="layout" svg:width="1.257cm" svg:height="0.299cm" svg:x="16.273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3" xml:id="id18" draw:id="id18" draw:layer="layout" svg:width="1.257cm" svg:height="0.299cm" svg:x="8.568cm" svg:y="16.3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xml:id="id20" draw:id="id20" draw:layer="layout" svg:width="1.257cm" svg:height="0.299cm" svg:x="23.033cm" svg:y="18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3" xml:id="id15" draw:id="id15" draw:layer="layout" svg:width="1.257cm" svg:height="0.299cm" svg:x="1.792cm" svg:y="10.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0" xml:id="id17" draw:id="id17" draw:layer="layout" svg:width="1.257cm" svg:height="0.299cm" svg:x="11.042cm" svg:y="12.045cm">
          <text:p text:style-name="P39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7" draw:layer="layout" draw:type="curve" draw:line-skew="0.31cm" svg:x1="1.792cm" svg:y1="10.189cm" svg:x2="3.023cm" svg:y2="12.988cm" draw:start-shape="id15" draw:start-glue-point="3" draw:end-shape="id16" draw:end-glue-point="3" svg:d="M1792 10189c-288 0-903 2799 1231 2799" svg:viewBox="0 0 1540 2800">
          <text:p/>
        </draw:connector>
        <draw:connector draw:style-name="gr17" draw:text-style-name="P7" draw:layer="layout" draw:type="curve" draw:line-skew="-0.627cm" svg:x1="5.473cm" svg:y1="12.988cm" svg:x2="12.299cm" svg:y2="12.194cm" draw:start-shape="id16" draw:start-glue-point="1" draw:end-shape="id17" draw:end-glue-point="1" svg:d="M5473 12988c10050 0 6637-794 6826-794" svg:viewBox="0 0 7237 795">
          <text:p/>
        </draw:connector>
        <draw:connector draw:style-name="gr18" draw:text-style-name="P17" draw:layer="layout" draw:type="curve" svg:x1="8.568cm" svg:y1="16.513cm" svg:x2="11.659cm" svg:y2="19.338cm" draw:start-shape="id18" draw:start-glue-point="3" draw:end-shape="id19" draw:end-glue-point="3" svg:d="M8568 16513c-753 0-2298 2825 3091 2825" svg:viewBox="0 0 3888 2826">
          <text:p/>
        </draw:connector>
        <draw:connector draw:style-name="gr19" draw:text-style-name="P7" draw:layer="layout" draw:type="curve" svg:x1="14.375cm" svg:y1="19.338cm" svg:x2="24.29cm" svg:y2="18.159cm" draw:start-shape="id19" draw:start-glue-point="1" draw:end-shape="id20" draw:end-glue-point="1" svg:d="M14375 19338c15624 0 10666-1179 9915-1179" svg:viewBox="0 0 11253 1180">
          <text:p/>
        </draw:connector>
        <draw:frame draw:style-name="gr48" draw:text-style-name="P41" xml:id="id16" draw:id="id16" draw:layer="layout" svg:width="2.45cm" svg:height="0.899cm" svg:x="3.023cm" svg:y="12.539cm">
          <draw:text-box>
            <text:p text:style-name="P37"><text:span text:style-name="T5">URA3</text:span></text:p>
          </draw:text-box>
        </draw:frame>
        <draw:connector draw:style-name="gr21" draw:text-style-name="P7" draw:layer="layout" draw:type="curve" svg:x1="9.575cm" svg:y1="5.476cm" svg:x2="12.089cm" svg:y2="7.537cm" draw:start-shape="id21" draw:start-glue-point="3" draw:end-shape="id22" draw:end-glue-point="3" svg:d="M9575 5476c-753 0-2010 2061 2514 2061" svg:viewBox="0 0 3266 2062">
          <text:p/>
        </draw:connector>
        <draw:connector draw:style-name="gr21" draw:text-style-name="P7" draw:layer="layout" draw:type="curve" svg:x1="17.53cm" svg:y1="5.476cm" svg:x2="14.539cm" svg:y2="7.537cm" draw:start-shape="id23" draw:start-glue-point="1" draw:end-shape="id22" draw:end-glue-point="1" svg:d="M17530 5476c751 0 2247 2061-2991 2061" svg:viewBox="0 0 3779 2062">
          <text:p/>
        </draw:connector>
        <draw:frame draw:style-name="gr48" draw:text-style-name="P41" xml:id="id22" draw:id="id22" draw:layer="layout" svg:width="2.45cm" svg:height="0.899cm" svg:x="12.089cm" svg:y="7.088cm">
          <draw:text-box>
            <text:p text:style-name="P37"><text:span text:style-name="T5">pY</text:span><text:span text:style-name="T5">P</text:span><text:span text:style-name="T5">Ka</text:span></text:p>
          </draw:text-box>
        </draw:frame>
        <draw:custom-shape draw:style-name="gr47" draw:text-style-name="P40" draw:layer="layout" svg:width="1.257cm" svg:height="0.299cm" svg:x="22.9cm" svg:y="17.321cm">
          <text:p text:style-name="P39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41" xml:id="id19" draw:id="id19" draw:layer="layout" svg:width="2.716cm" svg:height="0.899cm" svg:x="11.659cm" svg:y="18.889cm">
          <draw:text-box>
            <text:p text:style-name="P37"><text:span text:style-name="T5">L</text:span><text:span text:style-name="T5">E</text:span><text:span text:style-name="T5">U</text:span><text:span text:style-name="T5">2</text:span></text:p>
          </draw:text-box>
        </draw:frame>
        <draw:frame draw:style-name="gr50" draw:text-style-name="P43" xml:id="id24" draw:id="id24" draw:layer="layout" svg:width="1.778cm" svg:height="2.267cm" svg:x="21.509cm" svg:y="14.707cm">
          <draw:text-box>
            <text:p text:style-name="P42"><text:span text:style-name="T7">P</text:span><text:span text:style-name="T7">a</text:span><text:span text:style-name="T7">c</text:span>I</text:p>
          </draw:text-box>
        </draw:frame>
        <draw:line draw:style-name="gr7" draw:text-style-name="P7" draw:layer="layout" svg:x1="11.383cm" svg:y1="6.325cm" svg:x2="11.891cm" svg:y2="5.817cm">
          <text:p/>
        </draw:line>
        <draw:line draw:style-name="gr7" draw:text-style-name="P7" draw:layer="layout" svg:x1="13.415cm" svg:y1="6.171cm" svg:x2="13.415cm" svg:y2="5.817cm">
          <text:p/>
        </draw:line>
        <draw:line draw:style-name="gr7" draw:text-style-name="P7" draw:layer="layout" svg:x1="15.447cm" svg:y1="6.325cm" svg:x2="14.939cm" svg:y2="5.817cm">
          <text:p/>
        </draw:line>
        <draw:connector draw:style-name="gr7" draw:text-style-name="P7" draw:layer="layout" draw:type="line" svg:x1="22.398cm" svg:y1="16.974cm" svg:x2="22.33cm" svg:y2="17.112cm" draw:start-shape="id24" draw:end-shape="id25" draw:end-glue-point="1" svg:d="M22398 16974l-68 138" svg:viewBox="0 0 69 139">
          <text:p/>
        </draw:connector>
        <draw:custom-shape draw:style-name="gr51" draw:text-style-name="P45" draw:layer="layout" svg:width="5.512cm" svg:height="1.016cm" svg:x="5.055cm" svg:y="1.108cm">
          <text:p text:style-name="P44"><text:span text:style-name="T1">P</text:span><text:span text:style-name="T1">r</text:span><text:span text:style-name="T1">o</text:span><text:span text:style-name="T1">m</text:span><text:span text:style-name="T1">o</text:span><text:span text:style-name="T1">t</text:span><text:span text:style-name="T1">e</text:span><text:span text:style-name="T1">r</text:span><text:span text:style-name="T1"> </text:span><text:span text:style-name="T1">1</text:span><text:span text:style-name="T1"> </text:span><text:span text:style-name="T1">(</text:span><text:span text:style-name="T1">P</text:span><text:span text:style-name="T1">1</text:span><text:span text:style-name="T1">)</text:span></text:p>
          <draw:enhanced-geometry svg:viewBox="0 0 21600 21600" draw:text-areas="0 0 21600 21600" draw:type="chevron" draw:modifiers="20800.725557772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2" draw:text-style-name="P47" draw:layer="layout" svg:width="5.512cm" svg:height="1.016cm" svg:x="5.055cm" svg:y="2.378cm">
          <text:p text:style-name="P46"><text:span text:style-name="T1">P</text:span><text:span text:style-name="T1">r</text:span><text:span text:style-name="T1">o</text:span><text:span text:style-name="T1">m</text:span><text:span text:style-name="T1">o</text:span><text:span text:style-name="T1">t</text:span><text:span text:style-name="T1">e</text:span><text:span text:style-name="T1">r</text:span><text:span text:style-name="T1"> </text:span><text:span text:style-name="T1">2</text:span><text:span text:style-name="T1"> </text:span><text:span text:style-name="T1">(</text:span><text:span text:style-name="T1">P</text:span><text:span text:style-name="T1">2</text:span><text:span text:style-name="T1">)</text:span></text:p>
          <draw:enhanced-geometry svg:viewBox="0 0 21600 21600" draw:text-areas="0 0 21600 21600" draw:type="chevron" draw:modifiers="20800.725557772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3" draw:text-style-name="P48" draw:layer="layout" svg:width="5.302cm" svg:height="1.016cm" svg:x="16.263cm" svg:y="2.424cm">
          <text:p text:style-name="P46"><text:span text:style-name="T1">P</text:span><text:span text:style-name="T1">r</text:span><text:span text:style-name="T1">o</text:span><text:span text:style-name="T1">m</text:span><text:span text:style-name="T1">o</text:span><text:span text:style-name="T1">t</text:span><text:span text:style-name="T1">e</text:span><text:span text:style-name="T1">r</text:span><text:span text:style-name="T1"> </text:span><text:span text:style-name="T1">3</text:span><text:span text:style-name="T1"> </text:span><text:span text:style-name="T1">(</text:span><text:span text:style-name="T1">P</text:span><text:span text:style-name="T1">3</text:span><text:span text:style-name="T1">)</text:span></text:p>
          <draw:enhanced-geometry svg:viewBox="0 0 21600 21600" draw:text-areas="0 0 21600 21600" draw:type="chevron" draw:modifiers="20769.074108994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4" draw:text-style-name="P47" draw:layer="layout" svg:width="5.302cm" svg:height="1.016cm" svg:x="16.263cm" svg:y="1.154cm">
          <text:p text:style-name="P46"><text:span text:style-name="T1">P</text:span><text:span text:style-name="T1">r</text:span><text:span text:style-name="T1">o</text:span><text:span text:style-name="T1">m</text:span><text:span text:style-name="T1">o</text:span><text:span text:style-name="T1">t</text:span><text:span text:style-name="T1">e</text:span><text:span text:style-name="T1">r</text:span><text:span text:style-name="T1"> </text:span><text:span text:style-name="T1">2</text:span><text:span text:style-name="T1"> </text:span><text:span text:style-name="T1">(</text:span><text:span text:style-name="T1">P</text:span><text:span text:style-name="T1">2</text:span><text:span text:style-name="T1">)</text:span></text:p>
          <draw:enhanced-geometry svg:viewBox="0 0 21600 21600" draw:text-areas="0 0 21600 21600" draw:type="chevron" draw:modifiers="20765.000942862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5" draw:text-style-name="P45" draw:layer="layout" svg:width="1.778cm" svg:height="1.016cm" svg:x="3.639cm" svg:y="7.997cm">
          <text:p text:style-name="P44"><text:span text:style-name="T1">P</text:span><text:span text:style-name="T1">1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6" draw:text-style-name="P50" draw:layer="layout" svg:width="1.935cm" svg:height="1.149cm" svg:x="6.13cm" svg:y="9.242cm">
          <draw:text-box>
            <text:p text:style-name="P49">gene1</text:p>
          </draw:text-box>
        </draw:frame>
        <draw:custom-shape draw:style-name="gr57" draw:text-style-name="P51" draw:layer="layout" svg:width="1.778cm" svg:height="1.016cm" svg:x="8.727cm" svg:y="10.201cm">
          <text:p text:style-name="P44"><text:span text:style-name="T1">P</text:span><text:span text:style-name="T1">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1" draw:text-style-name="P4" draw:layer="layout" svg:width="0.531cm" svg:height="0.92cm" svg:x="19.122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0.531cm" svg:height="0.92cm" svg:x="21.513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0.531cm" svg:height="0.92cm" svg:x="21.542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531cm" svg:height="0.92cm" svg:x="24.235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531cm" svg:height="0.92cm" svg:x="24.223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0.531cm" svg:height="0.92cm" svg:x="26.584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" draw:layer="layout" svg:width="0.531cm" svg:height="0.92cm" svg:x="19.103cm" svg:y="9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0.531cm" svg:height="0.92cm" svg:x="26.584cm" svg:y="11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3" xml:id="id26" draw:id="id26" draw:layer="layout" svg:width="1.257cm" svg:height="0.299cm" svg:x="17.845cm" svg:y="1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0" xml:id="id28" draw:id="id28" draw:layer="layout" svg:width="1.257cm" svg:height="0.299cm" svg:x="27.095cm" svg:y="12.405cm">
          <text:p text:style-name="P39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7" draw:layer="layout" draw:type="curve" draw:line-skew="0.31cm" svg:x1="17.845cm" svg:y1="10.55cm" svg:x2="19.787cm" svg:y2="13.242cm" draw:start-shape="id26" draw:start-glue-point="3" draw:end-shape="id27" draw:end-glue-point="3" svg:d="M17845 10550c-288 0-1259 2692 1942 2692" svg:viewBox="0 0 2308 2693">
          <text:p/>
        </draw:connector>
        <draw:connector draw:style-name="gr17" draw:text-style-name="P7" draw:layer="layout" draw:type="curve" draw:line-skew="-0.627cm" svg:x1="22.237cm" svg:y1="13.242cm" svg:x2="28.352cm" svg:y2="12.554cm" draw:start-shape="id27" draw:start-glue-point="1" draw:end-shape="id28" draw:end-glue-point="1" svg:d="M22237 13242c2703 0 1802 11 4209 11s2657-699 1906-699" svg:viewBox="0 0 6492 700">
          <text:p/>
        </draw:connector>
        <draw:frame draw:style-name="gr58" draw:text-style-name="P53" xml:id="id27" draw:id="id27" draw:layer="layout" svg:width="2.45cm" svg:height="0.899cm" svg:x="19.787cm" svg:y="12.793cm">
          <draw:text-box>
            <text:p text:style-name="P52"><text:span text:style-name="T5">U</text:span><text:span text:style-name="T5">R</text:span><text:span text:style-name="T5">A</text:span><text:span text:style-name="T5">3</text:span></text:p>
          </draw:text-box>
        </draw:frame>
        <draw:frame draw:style-name="gr59" draw:text-style-name="P54" draw:layer="layout" svg:width="2.661cm" svg:height="0.87cm" svg:x="22.183cm" svg:y="9.603cm">
          <draw:text-box>
            <text:p text:style-name="P49">gene2</text:p>
          </draw:text-box>
        </draw:frame>
        <draw:custom-shape draw:style-name="gr60" draw:text-style-name="P55" draw:layer="layout" svg:width="1.778cm" svg:height="1.016cm" svg:x="24.78cm" svg:y="10.562cm">
          <text:p text:style-name="P44"><text:span text:style-name="T1">P3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7" draw:text-style-name="P51" draw:layer="layout" svg:width="1.778cm" svg:height="1.016cm" svg:x="19.653cm" svg:y="8.358cm">
          <text:p text:style-name="P44"><text:span text:style-name="T1">P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7" draw:text-style-name="P51" draw:layer="layout" svg:width="1.778cm" svg:height="1.016cm" svg:x="15.47cm" svg:y="16.604cm">
          <text:p text:style-name="P44"><text:span text:style-name="T1">TP</text:span><text:span text:style-name="T1">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2" draw:text-style-name="P12" draw:layer="layout" svg:width="0.531cm" svg:height="0.92cm" svg:x="17.314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531cm" svg:height="0.92cm" svg:x="20.007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0.531cm" svg:height="0.92cm" svg:x="22.356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54" draw:layer="layout" svg:width="2.661cm" svg:height="0.87cm" svg:x="17.955cm" svg:y="16.749cm">
          <draw:text-box>
            <text:p text:style-name="P49">gene2</text:p>
          </draw:text-box>
        </draw:frame>
        <draw:custom-shape draw:style-name="gr60" draw:text-style-name="P55" xml:id="id25" draw:id="id25" draw:layer="layout" svg:width="1.778cm" svg:height="1.016cm" svg:x="20.552cm" svg:y="16.604cm">
          <text:p text:style-name="P44"><text:span text:style-name="T1">TP</text:span><text:span text:style-name="T1">3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1" draw:text-style-name="P4" draw:layer="layout" svg:width="0.531cm" svg:height="0.92cm" svg:x="9.817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3" draw:layer="layout" svg:width="1.257cm" svg:height="0.299cm" svg:x="8.56cm" svg:y="15.7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3" draw:layer="layout" svg:width="1.778cm" svg:height="1.559cm" svg:x="7.849cm" svg:y="14.174cm">
          <draw:text-box>
            <text:p text:style-name="P42"><text:span text:style-name="T7">N</text:span><text:span text:style-name="T7">o</text:span><text:span text:style-name="T7">t</text:span>I</text:p>
          </draw:text-box>
        </draw:frame>
        <draw:line draw:style-name="gr7" draw:text-style-name="P7" draw:layer="layout" svg:x1="8.809cm" svg:y1="14.961cm" svg:x2="9.825cm" svg:y2="16.032cm">
          <text:p/>
        </draw:line>
        <draw:custom-shape draw:style-name="gr42" draw:text-style-name="P12" draw:layer="layout" svg:width="0.531cm" svg:height="0.92cm" svg:x="12.20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531cm" svg:height="0.92cm" svg:x="14.91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5" draw:layer="layout" svg:width="1.778cm" svg:height="1.016cm" svg:x="10.384cm" svg:y="15.017cm">
          <text:p text:style-name="P44"><text:span text:style-name="T1">T</text:span><text:span text:style-name="T1">P</text:span><text:span text:style-name="T1">1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3" draw:text-style-name="P50" draw:layer="layout" svg:width="1.935cm" svg:height="1.149cm" svg:x="12.875cm" svg:y="15.162cm">
          <draw:text-box>
            <text:p text:style-name="P49">gene1</text:p>
          </draw:text-box>
        </draw:frame>
        <draw:custom-shape draw:style-name="gr57" draw:text-style-name="P51" draw:layer="layout" svg:width="1.778cm" svg:height="1.016cm" svg:x="15.472cm" svg:y="15.017cm">
          <text:p text:style-name="P44"><text:span text:style-name="T1">T</text:span><text:span text:style-name="T1">P</text:span><text:span text:style-name="T1">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4" draw:text-style-name="P57" draw:layer="layout" svg:width="0.531cm" svg:height="0.92cm" svg:x="17.25cm" svg:y="15.112cm">
          <text:p text:style-name="P56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8" draw:layer="layout" svg:width="0.531cm" svg:height="0.92cm" svg:x="14.939cm" svg:y="16.699cm">
          <text:p text:style-name="P56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2.032cm" svg:height="2.286cm" svg:x="12.929cm" svg:y="8.35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1">
          <draw:page-thumbnail draw:style-name="gr32" draw:layer="layout" svg:width="14.848cm" svg:height="11.136cm" svg:x="3.075cm" svg:y="2.257cm" draw:page-number="2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hatch draw:name="Red_20_90_20_Degrees_20_Crossed_20_1" draw:display-name="Red 90 Degrees Crossed 1" draw:style="single" draw:color="#ff6600" draw:distance="0.1cm" draw:rotation="450"/>
    <draw:hatch draw:name="Red_20_90_20_Degrees_20_Crossed_20_2" draw:display-name="Red 90 Degrees Crossed 2" draw:style="single" draw:color="#ff33ff" draw:distance="0.1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48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60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57cm" fo:text-indent="0cm"/>
      <style:text-properties fo:font-size="53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68cm" fo:text-indent="0cm"/>
      <style:text-properties fo:font-size="45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78cm" fo:text-indent="0cm"/>
      <style:text-properties fo:font-size="3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7cm" fo:text-indent="0cm"/>
      <style:text-properties fo:font-size="3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7cm" fo:text-indent="0cm"/>
      <style:text-properties fo:font-size="3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7cm" fo:text-indent="0cm"/>
      <style:text-properties fo:font-size="3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7cm" fo:text-indent="0cm"/>
      <style:text-properties fo:font-size="3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7cm" fo:text-indent="0cm"/>
      <style:text-properties fo:font-size="3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83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24.945cm" svg:height="6.681cm" svg:x="2.376cm" svg:y="2.583cm" presentation:class="title" presentation:placeholder="true">
        <draw:text-box/>
      </draw:frame>
      <draw:frame presentation:style-name="Default-outline1" draw:layer="backgroundobjects" svg:width="24.945cm" svg:height="23.21cm" svg:x="2.376cm" svg:y="10.352cm" presentation:class="outline" presentation:placeholder="true">
        <draw:text-box/>
      </draw:frame>
      <draw:frame presentation:style-name="Mpr1" draw:text-style-name="MP2" draw:layer="backgroundobjects" svg:width="6.457cm" svg:height="2.759cm" svg:x="2.376cm" svg:y="37.4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2.759cm" svg:x="10.47cm" svg:y="37.4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2.759cm" svg:x="20.864cm" svg:y="37.4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jorn </meta:initial-creator>
    <meta:creation-date>2013-06-07T11:37:07</meta:creation-date>
    <dc:date>2022-03-05T13:44:46.653230816</dc:date>
    <meta:editing-duration>PT9H56M56S</meta:editing-duration>
    <meta:editing-cycles>28</meta:editing-cycles>
    <meta:generator>LibreOffice/7.3.0.3$Linux_X86_64 LibreOffice_project/30$Build-3</meta:generator>
    <dc:creator>Björn Johansson</dc:creator>
    <meta:document-statistic meta:object-count="206"/>
  </office:meta>
</office:document-meta>
</file>